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office:version="1.0">
  <office:automatic-styles>
    <style:style style:name="P1" style:family="paragraph" style:parent-style-name="Standard" style:list-style-name="L1"/>
    <text:list-style style:name="L1">
      <text:list-level-style-bullet text:level="1" text:style-name="Number_20_Symbols">
        <style:list-level-properties text:space-before="0.25in" text:min-label-width="0.25in"/>
      </text:list-level-style-bullet>
    </text:list-style>
  </office:automatic-styles>
  <office:body>
    <office:text>
      <text:list text:style-name="L1">
        <text:list-item>
          <text:list text:style-name="L1">
            <text:list-item>
              <text:p text:style-name="P1">list item level 2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office:version="1.0">
  <office:automatic-styles>
    <style:page-layout style:name="PageLayout-1">
      <style:page-layout-properties fo:page-width="8.26in" fo:page-height="11.69in" fo:margin-top="1.0in" fo:margin-bottom="1.0in" fo:margin-left="1.0in" fo:margin-right="1.0in" style:print-orientation="portrait"/>
    </style:page-layout>
  </office:automatic-styles>
  <office:master-styles>
    <style:master-page style:name="Standard" style:page-layout-name="PageLayout-1"> 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office:version="1.0">
  <office:meta>
    <meta:generator>
            User-Agent: Manual/1.0
        </meta:generator>
    <dc:title>Meta Test Document</dc:title>
    <dc:description>A test document to test meta elements</dc:description>
    <dc:subject>Subject of the document</dc:subject>
    <dc:creator>Majid Khan</dc:creator>
    <dc:date>2005-12-19T12:50:56</dc:date>
    <meta:initial-creator>Majid Khan</meta:initial-creator>
    <meta:creation-date>2005-12-19T12:50:56</meta:creation-date>
    <meta:printed-by>Majid Khan</meta:printed-by>
    <meta:print-date>2005-12-19T12:50:56</meta:print-date>
    <meta:editing-duration>PT0H10M10S</meta:editing-duration>
    <meta:keyword>First keyword</meta:keyword>
    <meta:keyword>Second keyword</meta:keyword>
    <meta:keyword>Third keyword</meta:keyword>
    <meta:template xlink:type="simple" xlink:href="file:///..." xlink:title="Template name" meta:date="1999-10-15T10:11:12"/>
    <meta:auto-reload xlink:type="simple" xlink:href="file:///..." meta:delay="P60S"/>
    <meta:hyperlink-behaviour meta:target-frame-name="_blank"/>
    <dc:language>en-US</dc:language>
    <meta:editing-cycles>1</meta:editing-cycles>
    <meta:editing-duration>PT19S</meta:editing-duration>
    <meta:document-statistic meta:table-count="0" meta:image-count="0" meta:object-count="0" meta:page-count="1" meta:paragraph-count="1" meta:word-count="12" meta:character-count="69"/>
  </office:meta>
</office:document-meta>
</file>